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3BBADBC30EBCCE032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958cm" svg:height="25.267cm" svg:x="4.923cm" svg:y="1.424cm">
          <draw:image xlink:href="Pictures/10000000000001C4000003BBADBC30EBCCE032F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9:33:01.455614806</meta:creation-date>
    <meta:editing-duration>PT8M19S</meta:editing-duration>
    <meta:editing-cycles>3</meta:editing-cycles>
    <meta:generator>LibreOffice/6.4.5.2$Linux_X86_64 LibreOffice_project/40$Build-2</meta:generator>
    <dc:date>2020-09-28T10:52:21.500156940</dc:date>
    <meta:document-statistic meta:object-count="1"/>
  </office:meta>
</office:document-meta>
</file>